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60.55pt"/>
    </style:style>
    <style:style style:name="co7" style:family="table-column">
      <style:table-column-properties fo:break-before="auto" style:column-width="734.34pt"/>
    </style:style>
    <style:style style:name="co8" style:family="table-column">
      <style:table-column-properties fo:break-before="auto" style:column-width="189.89pt"/>
    </style:style>
    <style:style style:name="co9" style:family="table-column">
      <style:table-column-properties fo:break-before="auto" style:column-width="334.49pt"/>
    </style:style>
    <style:style style:name="co10" style:family="table-column">
      <style:table-column-properties fo:break-before="auto" style:column-width="125.8pt"/>
    </style:style>
    <style:style style:name="co11" style:family="table-column">
      <style:table-column-properties fo:break-before="auto" style:column-width="143.55pt"/>
    </style:style>
    <style:style style:name="co12" style:family="table-column">
      <style:table-column-properties fo:break-before="auto" style:column-width="1204.5pt"/>
    </style:style>
    <style:style style:name="co13" style:family="table-column">
      <style:table-column-properties fo:break-before="auto" style:column-width="789.96pt"/>
    </style:style>
    <style:style style:name="co14" style:family="table-column">
      <style:table-column-properties fo:break-before="auto" style:column-width="93.4pt"/>
    </style:style>
    <style:style style:name="co15" style:family="table-column">
      <style:table-column-properties fo:break-before="auto" style:column-width="109.05pt"/>
    </style:style>
    <style:style style:name="co16" style:family="table-column">
      <style:table-column-properties fo:break-before="auto" style:column-width="41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bottom"/>
    </style:style>
    <style:style style:name="ce5" style:family="table-cell" style:parent-style-name="Default">
      <style:text-properties style:font-name-asian="FreeSans" style:font-size-asian="12pt" style:language-asian="hi" style:country-asian="IN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monst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Max</text:p>
          </table:table-cell>
          <table:table-cell office:value-type="string" calcext:value-type="string">
            <text:p>goldDrop</text:p>
          </table:table-cell>
          <table:table-cell office:value-type="string" calcext:value-type="string">
            <text:p>expDrop</text:p>
          </table:table-cell>
          <table:table-cell office:value-type="string" calcext:value-type="string">
            <text:p>fightSt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lf</text:p>
          </table:table-cell>
          <table:table-cell table:number-columns-repeated="4"/>
          <table:table-cell table:formula="of:= &quot;, { 'level': &quot; &amp; [.A3] &amp; &quot; , 'name':  '&quot; &amp; [.B3] &amp; &quot;' }&quot;" office:value-type="string" office:string-value=", { 'level': 1 , 'name':  'Wolf' }" calcext:value-type="string">
            <text:p>, { 'level': 1 , 'name': <text:s/>'Wolf'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ar</text:p>
          </table:table-cell>
          <table:table-cell table:number-columns-repeated="4"/>
          <table:table-cell table:formula="of:= &quot;, { 'level': &quot; &amp; [.A4] &amp; &quot; , 'name':  '&quot; &amp; [.B4] &amp; &quot;' }&quot;" office:value-type="string" office:string-value=", { 'level': 2 , 'name':  'Boar' }" calcext:value-type="string">
            <text:p>, { 'level': 2 , 'name': <text:s/>'Boar'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gle</text:p>
          </table:table-cell>
          <table:table-cell table:number-columns-repeated="4"/>
          <table:table-cell table:formula="of:= &quot;, { 'level': &quot; &amp; [.A5] &amp; &quot; , 'name':  '&quot; &amp; [.B5] &amp; &quot;' }&quot;" office:value-type="string" office:string-value=", { 'level': 3 , 'name':  'Eagle' }" calcext:value-type="string">
            <text:p>, { 'level': 3 , 'name': <text:s/>'Eagle'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on</text:p>
          </table:table-cell>
          <table:table-cell table:number-columns-repeated="4"/>
          <table:table-cell table:formula="of:= &quot;, { 'level': &quot; &amp; [.A6] &amp; &quot; , 'name':  '&quot; &amp; [.B6] &amp; &quot;' }&quot;" office:value-type="string" office:string-value=", { 'level': 4 , 'name':  'Lion' }" calcext:value-type="string">
            <text:p>, { 'level': 4 , 'name': <text:s/>'Lion'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ar</text:p>
          </table:table-cell>
          <table:table-cell table:number-columns-repeated="4"/>
          <table:table-cell table:formula="of:= &quot;, { 'level': &quot; &amp; [.A7] &amp; &quot; , 'name':  '&quot; &amp; [.B7] &amp; &quot;' }&quot;" office:value-type="string" office:string-value=", { 'level': 5 , 'name':  'Bear' }" calcext:value-type="string">
            <text:p>, { 'level': 5 , 'name': <text:s/>'Bear' 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ewolf</text:p>
          </table:table-cell>
          <table:table-cell table:number-columns-repeated="4"/>
          <table:table-cell table:formula="of:= &quot;, { 'level': &quot; &amp; [.A8] &amp; &quot; , 'name':  '&quot; &amp; [.B8] &amp; &quot;' }&quot;" office:value-type="string" office:string-value=", { 'level': 6 , 'name':  'Direwolf' }" calcext:value-type="string">
            <text:p>, { 'level': 6 , 'name': <text:s/>'Direwolf'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olf</text:p>
          </table:table-cell>
          <table:table-cell table:number-columns-repeated="4"/>
          <table:table-cell table:formula="of:= &quot;, { 'level': &quot; &amp; [.A9] &amp; &quot; , 'name':  '&quot; &amp; [.B9] &amp; &quot;' }&quot;" office:value-type="string" office:string-value=", { 'level': 7 , 'name':  'Deathwolf' }" calcext:value-type="string">
            <text:p>, { 'level': 7 , 'name': <text:s/>'Deathwolf'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rewolf</text:p>
          </table:table-cell>
          <table:table-cell table:number-columns-repeated="4"/>
          <table:table-cell table:formula="of:= &quot;, { 'level': &quot; &amp; [.A10] &amp; &quot; , 'name':  '&quot; &amp; [.B10] &amp; &quot;' }&quot;" office:value-type="string" office:string-value=", { 'level': 8 , 'name':  'Werewolf' }" calcext:value-type="string">
            <text:p>, { 'level': 8 , 'name': <text:s/>'Werewolf' 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ppopatamus</text:p>
          </table:table-cell>
          <table:table-cell table:number-columns-repeated="4"/>
          <table:table-cell table:formula="of:= &quot;, { 'level': &quot; &amp; [.A11] &amp; &quot; , 'name':  '&quot; &amp; [.B11] &amp; &quot;' }&quot;" office:value-type="string" office:string-value=", { 'level': 9 , 'name':  'Hippopatamus' }" calcext:value-type="string">
            <text:p>, { 'level': 9 , 'name': <text:s/>'Hippopatamus' 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 &quot;, { 'level': &quot; &amp; [.A12] &amp; &quot; , 'name':  '&quot; &amp; [.B12] &amp; &quot;' }&quot;" office:value-type="string" office:string-value=", { 'level': 10 , 'name':  'Dragon' }" calcext:value-type="string">
            <text:p>, { 'level': 10 , 'name': <text:s/>'Dragon' 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 &quot;, { 'level': &quot; &amp; [.A13] &amp; &quot; , 'name':  '&quot; &amp; [.B13] &amp; &quot;' }&quot;" office:value-type="string" office:string-value=", { 'level': 11 , 'name':  'Ghost' }" calcext:value-type="string">
            <text:p>, { 'level': 11 , 'name': <text:s/>'Ghost' 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oul</text:p>
          </table:table-cell>
          <table:table-cell table:number-columns-repeated="4"/>
          <table:table-cell table:formula="of:= &quot;, { 'level': &quot; &amp; [.A14] &amp; &quot; , 'name':  '&quot; &amp; [.B14] &amp; &quot;' }&quot;" office:value-type="string" office:string-value=", { 'level': 12 , 'name':  'Ghoul' }" calcext:value-type="string">
            <text:p>, { 'level': 12 , 'name': <text:s/>'Ghoul' 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ppleganger</text:p>
          </table:table-cell>
          <table:table-cell table:number-columns-repeated="4"/>
          <table:table-cell table:formula="of:= &quot;, { 'level': &quot; &amp; [.A15] &amp; &quot; , 'name':  '&quot; &amp; [.B15] &amp; &quot;' }&quot;" office:value-type="string" office:string-value=", { 'level': 13 , 'name':  'Doppleganger' }" calcext:value-type="string">
            <text:p>, { 'level': 13 , 'name': <text:s/>'Doppleganger' 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re Fairy</text:p>
          </table:table-cell>
          <table:table-cell table:number-columns-repeated="4"/>
          <table:table-cell table:formula="of:= &quot;, { 'level': &quot; &amp; [.A16] &amp; &quot; , 'name':  '&quot; &amp; [.B16] &amp; &quot;' }&quot;" office:value-type="string" office:string-value=", { 'level': 14 , 'name':  'Fire Fairy' }" calcext:value-type="string">
            <text:p>, { 'level': 14 , 'name': <text:s/>'Fire Fairy' 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gue Thief</text:p>
          </table:table-cell>
          <table:table-cell table:number-columns-repeated="4"/>
          <table:table-cell table:formula="of:= &quot;, { 'level': &quot; &amp; [.A17] &amp; &quot; , 'name':  '&quot; &amp; [.B17] &amp; &quot;' }&quot;" office:value-type="string" office:string-value=", { 'level': 15 , 'name':  'Rogue Thief' }" calcext:value-type="string">
            <text:p>, { 'level': 15 , 'name': <text:s/>'Rogue Thief' 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gue Knight</text:p>
          </table:table-cell>
          <table:table-cell table:number-columns-repeated="4"/>
          <table:table-cell table:formula="of:= &quot;, { 'level': &quot; &amp; [.A18] &amp; &quot; , 'name':  '&quot; &amp; [.B18] &amp; &quot;' }&quot;" office:value-type="string" office:string-value=", { 'level': 16 , 'name':  'Rogue Knight' }" calcext:value-type="string">
            <text:p>, { 'level': 16 , 'name': <text:s/>'Rogue Knight' 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gue Wizard</text:p>
          </table:table-cell>
          <table:table-cell table:number-columns-repeated="4"/>
          <table:table-cell table:formula="of:= &quot;, { 'level': &quot; &amp; [.A19] &amp; &quot; , 'name':  '&quot; &amp; [.B19] &amp; &quot;' }&quot;" office:value-type="string" office:string-value=", { 'level': 17 , 'name':  'Rogue Wizard' }" calcext:value-type="string">
            <text:p>, { 'level': 17 , 'name': <text:s/>'Rogue Wizard' 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cher Prince</text:p>
          </table:table-cell>
          <table:table-cell table:number-columns-repeated="4"/>
          <table:table-cell table:formula="of:= &quot;, { 'level': &quot; &amp; [.A20] &amp; &quot; , 'name':  '&quot; &amp; [.B20] &amp; &quot;' }&quot;" office:value-type="string" office:string-value=", { 'level': 18 , 'name':  'Archer Prince' }" calcext:value-type="string">
            <text:p>, { 'level': 18 , 'name': <text:s/>'Archer Prince' 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oodland Queen</text:p>
          </table:table-cell>
          <table:table-cell table:number-columns-repeated="4"/>
          <table:table-cell table:formula="of:= &quot;, { 'level': &quot; &amp; [.A21] &amp; &quot; , 'name':  '&quot; &amp; [.B21] &amp; &quot;' }&quot;" office:value-type="string" office:string-value=", { 'level': 19 , 'name':  'Woodland Queen' }" calcext:value-type="string">
            <text:p>, { 'level': 19 , 'name': <text:s/>'Woodland Queen' 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est King</text:p>
          </table:table-cell>
          <table:table-cell table:number-columns-repeated="4"/>
          <table:table-cell table:formula="of:= &quot;, { 'level': &quot; &amp; [.A22] &amp; &quot; , 'name':  '&quot; &amp; [.B22] &amp; &quot;' }&quot;" office:value-type="string" office:string-value=", { 'level': 20 , 'name':  'Forest King' }" calcext:value-type="string">
            <text:p>, { 'level': 20 , 'name': <text:s/>'Forest King' 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ss Level 1</text:p>
          </table:table-cell>
          <table:table-cell table:number-columns-repeated="5"/>
        </table:table-row>
      </table:table>
      <table:table table:name="exp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Points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ttSta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, { 'level': &quot; &amp; [.A2] &amp; &quot;,  'stats': [&quot; &amp; [.B2] &amp; &quot;, &quot; &amp; [.C2] &amp; &quot;, &quot; &amp; [.D2] &amp; &quot;] }&quot;" office:value-type="string" office:string-value=", { 'level': 1,  'stats': [8, 9, 3] }" calcext:value-type="string">
            <text:p>, { 'level': 1, <text:s/>'stats': [8, 9, 3]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3] &amp; &quot;,  'stats': [&quot; &amp; [.B3] &amp; &quot;, &quot; &amp; [.C3] &amp; &quot;, &quot; &amp; [.D3] &amp; &quot;] }&quot;" office:value-type="string" office:string-value=", { 'level': 2,  'stats': [24, 11, 4] }" calcext:value-type="string">
            <text:p>, { 'level': 2, <text:s/>'stats': [24, 11, 4]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4] &amp; &quot;,  'stats': [&quot; &amp; [.B4] &amp; &quot;, &quot; &amp; [.C4] &amp; &quot;, &quot; &amp; [.D4] &amp; &quot;] }&quot;" office:value-type="string" office:string-value=", { 'level': 3,  'stats': [96, 14, 4] }" calcext:value-type="string">
            <text:p>, { 'level': 3, <text:s/>'stats': [96, 14, 4]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5] &amp; &quot;,  'stats': [&quot; &amp; [.B5] &amp; &quot;, &quot; &amp; [.C5] &amp; &quot;, &quot; &amp; [.D5] &amp; &quot;] }&quot;" office:value-type="string" office:string-value=", { 'level': 4,  'stats': [175, 18, 6] }" calcext:value-type="string">
            <text:p>, { 'level': 4, <text:s/>'stats': [175, 18, 6]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6] &amp; &quot;,  'stats': [&quot; &amp; [.B6] &amp; &quot;, &quot; &amp; [.C6] &amp; &quot;, &quot; &amp; [.D6] &amp; &quot;] }&quot;" office:value-type="string" office:string-value=", { 'level': 5,  'stats': [400, 23, 6] }" calcext:value-type="string">
            <text:p>, { 'level': 5, <text:s/>'stats': [400, 23, 6] }</text:p>
          </table:table-cell>
        </table:table-row>
      </table:table>
      <table:table table:name="grap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E2] * ([.E2] + 1))/2" office:value-type="float" office:value="1" calcext:value-type="float">
            <text:p>1</text:p>
          </table:table-cell>
          <table:table-cell table:formula="of:=[.G2]+8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]+[.E3]" office:value-type="float" office:value="11" calcext:value-type="float">
            <text:p>11</text:p>
          </table:table-cell>
          <table:table-cell table:formula="of:=([.E3] * ([.E3] + 1))/2" office:value-type="float" office:value="3" calcext:value-type="float">
            <text:p>3</text:p>
          </table:table-cell>
          <table:table-cell table:formula="of:=[.G3]+8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]+[.E4]" office:value-type="float" office:value="14" calcext:value-type="float">
            <text:p>14</text:p>
          </table:table-cell>
          <table:table-cell table:formula="of:=([.E4] * ([.E4] + 1))/2" office:value-type="float" office:value="6" calcext:value-type="float">
            <text:p>6</text:p>
          </table:table-cell>
          <table:table-cell table:formula="of:=[.G4]+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4]+[.E5]" office:value-type="float" office:value="18" calcext:value-type="float">
            <text:p>18</text:p>
          </table:table-cell>
          <table:table-cell table:formula="of:=([.E5] * ([.E5] + 1))/2" office:value-type="float" office:value="10" calcext:value-type="float">
            <text:p>10</text:p>
          </table:table-cell>
          <table:table-cell table:formula="of:=[.G5]+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5]+[.E6]" office:value-type="float" office:value="23" calcext:value-type="float">
            <text:p>23</text:p>
          </table:table-cell>
          <table:table-cell table:formula="of:=([.E6] * ([.E6] + 1))/2" office:value-type="float" office:value="15" calcext:value-type="float">
            <text:p>15</text:p>
          </table:table-cell>
          <table:table-cell table:formula="of:=[.G6]+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6]+[.E7]" office:value-type="float" office:value="29" calcext:value-type="float">
            <text:p>29</text:p>
          </table:table-cell>
          <table:table-cell table:formula="of:=([.E7] * ([.E7] + 1))/2" office:value-type="float" office:value="21" calcext:value-type="float">
            <text:p>21</text:p>
          </table:table-cell>
          <table:table-cell table:formula="of:=[.G7]+8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7]+[.E8]" office:value-type="float" office:value="36" calcext:value-type="float">
            <text:p>36</text:p>
          </table:table-cell>
          <table:table-cell table:formula="of:=([.E8] * ([.E8] + 1))/2" office:value-type="float" office:value="28" calcext:value-type="float">
            <text:p>28</text:p>
          </table:table-cell>
          <table:table-cell table:formula="of:=[.G8]+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8]+[.E9]" office:value-type="float" office:value="44" calcext:value-type="float">
            <text:p>44</text:p>
          </table:table-cell>
          <table:table-cell table:formula="of:=([.E9] * ([.E9] + 1))/2" office:value-type="float" office:value="36" calcext:value-type="float">
            <text:p>36</text:p>
          </table:table-cell>
          <table:table-cell table:formula="of:=[.G9]+8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9]+[.E10]" office:value-type="float" office:value="53" calcext:value-type="float">
            <text:p>53</text:p>
          </table:table-cell>
          <table:table-cell table:formula="of:=([.E10] * ([.E10] + 1))/2" office:value-type="float" office:value="45" calcext:value-type="float">
            <text:p>45</text:p>
          </table:table-cell>
          <table:table-cell table:formula="of:=[.G10]+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10]+[.E11]" office:value-type="float" office:value="63" calcext:value-type="float">
            <text:p>63</text:p>
          </table:table-cell>
          <table:table-cell table:formula="of:=([.E11] * ([.E11] + 1))/2" office:value-type="float" office:value="55" calcext:value-type="float">
            <text:p>55</text:p>
          </table:table-cell>
          <table:table-cell table:formula="of:=[.G11]+8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11]+[.E12]" office:value-type="float" office:value="74" calcext:value-type="float">
            <text:p>74</text:p>
          </table:table-cell>
          <table:table-cell table:formula="of:=([.E12] * ([.E12] + 1))/2" office:value-type="float" office:value="66" calcext:value-type="float">
            <text:p>66</text:p>
          </table:table-cell>
          <table:table-cell table:formula="of:=[.G12]+8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12]+[.E13]" office:value-type="float" office:value="86" calcext:value-type="float">
            <text:p>86</text:p>
          </table:table-cell>
          <table:table-cell table:formula="of:=([.E13] * ([.E13] + 1))/2" office:value-type="float" office:value="78" calcext:value-type="float">
            <text:p>78</text:p>
          </table:table-cell>
          <table:table-cell table:formula="of:=[.G13]+8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13]+[.E14]" office:value-type="float" office:value="99" calcext:value-type="float">
            <text:p>99</text:p>
          </table:table-cell>
          <table:table-cell table:formula="of:=([.E14] * ([.E14] + 1))/2" office:value-type="float" office:value="91" calcext:value-type="float">
            <text:p>91</text:p>
          </table:table-cell>
          <table:table-cell table:formula="of:=[.G14]+8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F14]+[.E15]" office:value-type="float" office:value="113" calcext:value-type="float">
            <text:p>113</text:p>
          </table:table-cell>
          <table:table-cell table:formula="of:=([.E15] * ([.E15] + 1))/2" office:value-type="float" office:value="105" calcext:value-type="float">
            <text:p>105</text:p>
          </table:table-cell>
          <table:table-cell table:formula="of:=[.G15]+8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15]+[.E16]" office:value-type="float" office:value="128" calcext:value-type="float">
            <text:p>128</text:p>
          </table:table-cell>
          <table:table-cell table:formula="of:=([.E16] * ([.E16] + 1))/2" office:value-type="float" office:value="120" calcext:value-type="float">
            <text:p>120</text:p>
          </table:table-cell>
          <table:table-cell table:formula="of:=[.G16]+8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16]+[.E17]" office:value-type="float" office:value="144" calcext:value-type="float">
            <text:p>144</text:p>
          </table:table-cell>
          <table:table-cell table:formula="of:=([.E17] * ([.E17] + 1))/2" office:value-type="float" office:value="136" calcext:value-type="float">
            <text:p>136</text:p>
          </table:table-cell>
          <table:table-cell table:formula="of:=[.G17]+8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F17]+[.E18]" office:value-type="float" office:value="161" calcext:value-type="float">
            <text:p>161</text:p>
          </table:table-cell>
          <table:table-cell table:formula="of:=([.E18] * ([.E18] + 1))/2" office:value-type="float" office:value="153" calcext:value-type="float">
            <text:p>153</text:p>
          </table:table-cell>
          <table:table-cell table:formula="of:=[.G18]+8" office:value-type="float" office:value="161" calcext:value-type="float">
            <text:p>161</text:p>
          </table:table-cell>
        </table:table-row>
      </table:table>
      <table:table table:name="buildings" table:style-name="ta1"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Graphic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mberjack Camp</text:p>
          </table:table-cell>
          <table:table-cell office:value-type="string" calcext:value-type="string">
            <text:p>Allows logging.</text:p>
          </table:table-cell>
          <table:table-cell office:value-type="string" calcext:value-type="string">
            <text:p>bldgCamp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ood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2] &amp; &quot;, 'name': '&quot; &amp; [.B2] &amp; &quot;', 'needs': '&quot; &amp; [.G2] &amp; &quot;', 'cost': &quot; &amp; [.H2] &amp; &quot;, 'graphic' : '&quot; &amp; [.D2] &amp; &quot;' , 'location': '&quot; &amp; [.E2] &amp; &quot;', 'industry': '&quot; &amp; [.F2] &amp; &quot;', 'desc': '&quot; &amp; [.C2] &amp; &quot;' }&quot;" office:value-type="string" office:string-value=", { 'level' : 1, 'name': 'Lumberjack Camp', 'needs': '', 'cost': 10000, 'graphic' : 'bldgCamp' , 'location': 'forest', 'industry': 'wood', 'desc': 'Allows logging.' }" calcext:value-type="string">
            <text:p>, { 'level' : 1, 'name': 'Lumberjack Camp', 'needs': '', 'cost': 10000, 'graphic' : 'bldgCamp' , 'location': 'forest', 'industry': 'wood', 'desc': 'Allows logging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wmill</text:p>
          </table:table-cell>
          <table:table-cell office:value-type="string" calcext:value-type="string">
            <text:p>Produces timber from logs.</text:p>
          </table:table-cell>
          <table:table-cell office:value-type="string" calcext:value-type="string">
            <text:p>bldgSawmil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umberjack Camp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3] &amp; &quot;, 'name': '&quot; &amp; [.B3] &amp; &quot;', 'needs': '&quot; &amp; [.G3] &amp; &quot;', 'cost': &quot; &amp; [.H3] &amp; &quot;, 'graphic' : '&quot; &amp; [.D3] &amp; &quot;' , 'location': '&quot; &amp; [.E3] &amp; &quot;', 'industry': '&quot; &amp; [.F3] &amp; &quot;', 'desc': '&quot; &amp; [.C3] &amp; &quot;' }&quot;" office:value-type="string" office:string-value=", { 'level' : 2, 'name': 'Sawmill', 'needs': 'Lumberjack Camp', 'cost': 1000000, 'graphic' : 'bldgSawmill' , 'location': 'forest', 'industry': 'wood', 'desc': 'Produces timber from logs.' }" calcext:value-type="string">
            <text:p>, { 'level' : 2, 'name': 'Sawmill', 'needs': 'Lumberjack Camp', 'cost': 1000000, 'graphic' : 'bldgSawmill' , 'location': 'forest', 'industry': 'wood', 'desc': 'Produces timber from logs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coal Kiln</text:p>
          </table:table-cell>
          <table:table-cell office:value-type="string" calcext:value-type="string">
            <text:p>Produces charcoal from timber.</text:p>
          </table:table-cell>
          <table:table-cell office:value-type="string" calcext:value-type="string">
            <text:p>bldgKiln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awmill</text:p>
          </table:table-cell>
          <table:table-cell table:style-name="ce2" office:value-type="float" office:value="10000000" calcext:value-type="float">
            <text:p>10000000</text:p>
          </table:table-cell>
          <table:table-cell table:formula="of:=&quot;, { 'level' : &quot; &amp; [.A4] &amp; &quot;, 'name': '&quot; &amp; [.B4] &amp; &quot;', 'needs': '&quot; &amp; [.G4] &amp; &quot;', 'cost': &quot; &amp; [.H4] &amp; &quot;, 'graphic' : '&quot; &amp; [.D4] &amp; &quot;' , 'location': '&quot; &amp; [.E4] &amp; &quot;', 'industry': '&quot; &amp; [.F4] &amp; &quot;', 'desc': '&quot; &amp; [.C4] &amp; &quot;' }&quot;" office:value-type="string" office:string-value=", { 'level' : 3, 'name': 'Charcoal Kiln', 'needs': 'Sawmill', 'cost': 10000000, 'graphic' : 'bldgKiln' , 'location': 'forest', 'industry': 'wood', 'desc': 'Produces charcoal from timber.' }" calcext:value-type="string">
            <text:p>, { 'level' : 3, 'name': 'Charcoal Kiln', 'needs': 'Sawmill', 'cost': 10000000, 'graphic' : 'bldgKiln' , 'location': 'forest', 'industry': 'wood', 'desc': 'Produces charcoal from timber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e Mine</text:p>
          </table:table-cell>
          <table:table-cell office:value-type="string" calcext:value-type="string">
            <text:p>Extracts rock with minerals.</text:p>
          </table:table-cell>
          <table:table-cell office:value-type="string" calcext:value-type="string">
            <text:p>bldgOreMine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ore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5] &amp; &quot;, 'name': '&quot; &amp; [.B5] &amp; &quot;', 'needs': '&quot; &amp; [.G5] &amp; &quot;', 'cost': &quot; &amp; [.H5] &amp; &quot;, 'graphic' : '&quot; &amp; [.D5] &amp; &quot;' , 'location': '&quot; &amp; [.E5] &amp; &quot;', 'industry': '&quot; &amp; [.F5] &amp; &quot;', 'desc': '&quot; &amp; [.C5] &amp; &quot;' }&quot;" office:value-type="string" office:string-value=", { 'level' : 1, 'name': 'Ore Mine', 'needs': '', 'cost': 10000, 'graphic' : 'bldgOreMine' , 'location': 'mountains', 'industry': 'ore', 'desc': 'Extracts rock with minerals.' }" calcext:value-type="string">
            <text:p>, { 'level' : 1, 'name': 'Ore Mine', 'needs': '', 'cost': 10000, 'graphic' : 'bldgOreMine' , 'location': 'mountains', 'industry': 'ore', 'desc': 'Extracts rock with minerals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um Mine</text:p>
          </table:table-cell>
          <table:table-cell office:value-type="string" calcext:value-type="string">
            <text:p>Extracts rock with chemicals.</text:p>
          </table:table-cell>
          <table:table-cell office:value-type="string" calcext:value-type="string">
            <text:p>bldgAlumMine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alum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6] &amp; &quot;, 'name': '&quot; &amp; [.B6] &amp; &quot;', 'needs': '&quot; &amp; [.G6] &amp; &quot;', 'cost': &quot; &amp; [.H6] &amp; &quot;, 'graphic' : '&quot; &amp; [.D6] &amp; &quot;' , 'location': '&quot; &amp; [.E6] &amp; &quot;', 'industry': '&quot; &amp; [.F6] &amp; &quot;', 'desc': '&quot; &amp; [.C6] &amp; &quot;' }&quot;" office:value-type="string" office:string-value=", { 'level' : 1, 'name': 'Alum Mine', 'needs': '', 'cost': 10000, 'graphic' : 'bldgAlumMine' , 'location': 'mountains', 'industry': 'alum', 'desc': 'Extracts rock with chemicals.' }" calcext:value-type="string">
            <text:p>, { 'level' : 1, 'name': 'Alum Mine', 'needs': '', 'cost': 10000, 'graphic' : 'bldgAlumMine' , 'location': 'mountains', 'industry': 'alum', 'desc': 'Extracts rock with chemicals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elter</text:p>
          </table:table-cell>
          <table:table-cell office:value-type="string" calcext:value-type="string">
            <text:p>Seperates metal from ore.</text:p>
          </table:table-cell>
          <table:table-cell office:value-type="string" calcext:value-type="string">
            <text:p>bldgSmelter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 Mine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7] &amp; &quot;, 'name': '&quot; &amp; [.B7] &amp; &quot;', 'needs': '&quot; &amp; [.G7] &amp; &quot;', 'cost': &quot; &amp; [.H7] &amp; &quot;, 'graphic' : '&quot; &amp; [.D7] &amp; &quot;' , 'location': '&quot; &amp; [.E7] &amp; &quot;', 'industry': '&quot; &amp; [.F7] &amp; &quot;', 'desc': '&quot; &amp; [.C7] &amp; &quot;' }&quot;" office:value-type="string" office:string-value=", { 'level' : 2, 'name': 'Smelter', 'needs': 'Ore Mine', 'cost': 1000000, 'graphic' : 'bldgSmelter' , 'location': 'mountains', 'industry': 'ore', 'desc': 'Seperates metal from ore.' }" calcext:value-type="string">
            <text:p>, { 'level' : 2, 'name': 'Smelter', 'needs': 'Ore Mine', 'cost': 1000000, 'graphic' : 'bldgSmelter' , 'location': 'mountains', 'industry': 'ore', 'desc': 'Seperates metal from ore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erator</text:p>
          </table:table-cell>
          <table:table-cell office:value-type="string" calcext:value-type="string">
            <text:p>Seperates chemicals from rock.</text:p>
          </table:table-cell>
          <table:table-cell office:value-type="string" calcext:value-type="string">
            <text:p>bldgSeperator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um Mine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8] &amp; &quot;, 'name': '&quot; &amp; [.B8] &amp; &quot;', 'needs': '&quot; &amp; [.G8] &amp; &quot;', 'cost': &quot; &amp; [.H8] &amp; &quot;, 'graphic' : '&quot; &amp; [.D8] &amp; &quot;' , 'location': '&quot; &amp; [.E8] &amp; &quot;', 'industry': '&quot; &amp; [.F8] &amp; &quot;', 'desc': '&quot; &amp; [.C8] &amp; &quot;' }&quot;" office:value-type="string" office:string-value=", { 'level' : 2, 'name': 'Seperator', 'needs': 'Alum Mine', 'cost': 1000000, 'graphic' : 'bldgSeperator' , 'location': 'mountains', 'industry': 'alum', 'desc': 'Seperates chemicals from rock.' }" calcext:value-type="string">
            <text:p>, { 'level' : 2, 'name': 'Seperator', 'needs': 'Alum Mine', 'cost': 1000000, 'graphic' : 'bldgSeperator' , 'location': 'mountains', 'industry': 'alum', 'desc': 'Seperates chemicals from rock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on Roller</text:p>
          </table:table-cell>
          <table:table-cell office:value-type="string" calcext:value-type="string">
            <text:p>Produces metal ingots.</text:p>
          </table:table-cell>
          <table:table-cell office:value-type="string" calcext:value-type="string">
            <text:p>bldgRoller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melter, Charcoal Kiln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9] &amp; &quot;, 'name': '&quot; &amp; [.B9] &amp; &quot;', 'needs': '&quot; &amp; [.G9] &amp; &quot;', 'cost': &quot; &amp; [.H9] &amp; &quot;, 'graphic' : '&quot; &amp; [.D9] &amp; &quot;' , 'location': '&quot; &amp; [.E9] &amp; &quot;', 'industry': '&quot; &amp; [.F9] &amp; &quot;', 'desc': '&quot; &amp; [.C9] &amp; &quot;' }&quot;" office:value-type="string" office:string-value=", { 'level' : 3, 'name': 'Iron Roller', 'needs': 'Smelter, Charcoal Kiln', 'cost': 10000000, 'graphic' : 'bldgRoller' , 'location': 'mountains', 'industry': 'ore', 'desc': 'Produces metal ingots.' }" calcext:value-type="string">
            <text:p>, { 'level' : 3, 'name': 'Iron Roller', 'needs': 'Smelter, Charcoal Kiln', 'cost': 10000000, 'graphic' : 'bldgRoller' , 'location': 'mountains', 'industry': 'ore', 'desc': 'Produces metal ingots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mist</text:p>
          </table:table-cell>
          <table:table-cell office:value-type="string" calcext:value-type="string">
            <text:p>Refines alum and other chemicals.</text:p>
          </table:table-cell>
          <table:table-cell office:value-type="string" calcext:value-type="string">
            <text:p>bldgChemist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Seperator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10] &amp; &quot;, 'name': '&quot; &amp; [.B10] &amp; &quot;', 'needs': '&quot; &amp; [.G10] &amp; &quot;', 'cost': &quot; &amp; [.H10] &amp; &quot;, 'graphic' : '&quot; &amp; [.D10] &amp; &quot;' , 'location': '&quot; &amp; [.E10] &amp; &quot;', 'industry': '&quot; &amp; [.F10] &amp; &quot;', 'desc': '&quot; &amp; [.C10] &amp; &quot;' }&quot;" office:value-type="string" office:string-value=", { 'level' : 3, 'name': 'Chemist', 'needs': 'Seperator', 'cost': 10000000, 'graphic' : 'bldgChemist' , 'location': 'mountains', 'industry': 'alum', 'desc': 'Refines alum and other chemicals.' }" calcext:value-type="string">
            <text:p>, { 'level' : 3, 'name': 'Chemist', 'needs': 'Seperator', 'cost': 10000000, 'graphic' : 'bldgChemist' , 'location': 'mountains', 'industry': 'alum', 'desc': 'Refines alum and other chemicals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ep Pasture</text:p>
          </table:table-cell>
          <table:table-cell office:value-type="string" calcext:value-type="string">
            <text:p>Raises sheep.</text:p>
          </table:table-cell>
          <table:table-cell office:value-type="string" calcext:value-type="string">
            <text:p>bldgSheep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wool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11] &amp; &quot;, 'name': '&quot; &amp; [.B11] &amp; &quot;', 'needs': '&quot; &amp; [.G11] &amp; &quot;', 'cost': &quot; &amp; [.H11] &amp; &quot;, 'graphic' : '&quot; &amp; [.D11] &amp; &quot;' , 'location': '&quot; &amp; [.E11] &amp; &quot;', 'industry': '&quot; &amp; [.F11] &amp; &quot;', 'desc': '&quot; &amp; [.C11] &amp; &quot;' }&quot;" office:value-type="string" office:string-value=", { 'level' : 1, 'name': 'Sheep Pasture', 'needs': '', 'cost': 10000, 'graphic' : 'bldgSheep' , 'location': 'pasture', 'industry': 'wool', 'desc': 'Raises sheep.' }" calcext:value-type="string">
            <text:p>, { 'level' : 1, 'name': 'Sheep Pasture', 'needs': '', 'cost': 10000, 'graphic' : 'bldgSheep' , 'location': 'pasture', 'industry': 'wool', 'desc': 'Raises sheep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tle Ranch</text:p>
          </table:table-cell>
          <table:table-cell office:value-type="string" calcext:value-type="string">
            <text:p>Raises cattle and other food animals.</text:p>
          </table:table-cell>
          <table:table-cell office:value-type="string" calcext:value-type="string">
            <text:p>bldgCattle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beef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12] &amp; &quot;, 'name': '&quot; &amp; [.B12] &amp; &quot;', 'needs': '&quot; &amp; [.G12] &amp; &quot;', 'cost': &quot; &amp; [.H12] &amp; &quot;, 'graphic' : '&quot; &amp; [.D12] &amp; &quot;' , 'location': '&quot; &amp; [.E12] &amp; &quot;', 'industry': '&quot; &amp; [.F12] &amp; &quot;', 'desc': '&quot; &amp; [.C12] &amp; &quot;' }&quot;" office:value-type="string" office:string-value=", { 'level' : 1, 'name': 'Cattle Ranch', 'needs': '', 'cost': 10000, 'graphic' : 'bldgCattle' , 'location': 'pasture', 'industry': 'beef', 'desc': 'Raises cattle and other food animals.' }" calcext:value-type="string">
            <text:p>, { 'level' : 1, 'name': 'Cattle Ranch', 'needs': '', 'cost': 10000, 'graphic' : 'bldgCattle' , 'location': 'pasture', 'industry': 'beef', 'desc': 'Raises cattle and other food animals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aring Shed</text:p>
          </table:table-cell>
          <table:table-cell office:value-type="string" calcext:value-type="string">
            <text:p>Produces wool.</text:p>
          </table:table-cell>
          <table:table-cell office:value-type="string" calcext:value-type="string">
            <text:p>bldgShearer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Sheep Pasture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13] &amp; &quot;, 'name': '&quot; &amp; [.B13] &amp; &quot;', 'needs': '&quot; &amp; [.G13] &amp; &quot;', 'cost': &quot; &amp; [.H13] &amp; &quot;, 'graphic' : '&quot; &amp; [.D13] &amp; &quot;' , 'location': '&quot; &amp; [.E13] &amp; &quot;', 'industry': '&quot; &amp; [.F13] &amp; &quot;', 'desc': '&quot; &amp; [.C13] &amp; &quot;' }&quot;" office:value-type="string" office:string-value=", { 'level' : 2, 'name': 'Shearing Shed', 'needs': 'Sheep Pasture', 'cost': 1000000, 'graphic' : 'bldgShearer' , 'location': 'pasture', 'industry': 'wool', 'desc': 'Produces wool.' }" calcext:value-type="string">
            <text:p>, { 'level' : 2, 'name': 'Shearing Shed', 'needs': 'Sheep Pasture', 'cost': 1000000, 'graphic' : 'bldgShearer' , 'location': 'pasture', 'industry': 'wool', 'desc': 'Produces wool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aughterhouse</text:p>
          </table:table-cell>
          <table:table-cell office:value-type="string" calcext:value-type="string">
            <text:p>Produces raw meat.</text:p>
          </table:table-cell>
          <table:table-cell office:value-type="string" calcext:value-type="string">
            <text:p>bldgSlaughterhouse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Cattle Ranch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14] &amp; &quot;, 'name': '&quot; &amp; [.B14] &amp; &quot;', 'needs': '&quot; &amp; [.G14] &amp; &quot;', 'cost': &quot; &amp; [.H14] &amp; &quot;, 'graphic' : '&quot; &amp; [.D14] &amp; &quot;' , 'location': '&quot; &amp; [.E14] &amp; &quot;', 'industry': '&quot; &amp; [.F14] &amp; &quot;', 'desc': '&quot; &amp; [.C14] &amp; &quot;' }&quot;" office:value-type="string" office:string-value=", { 'level' : 2, 'name': 'Slaughterhouse', 'needs': 'Cattle Ranch', 'cost': 1000000, 'graphic' : 'bldgSlaughterhouse' , 'location': 'pasture', 'industry': 'beef', 'desc': 'Produces raw meat.' }" calcext:value-type="string">
            <text:p>, { 'level' : 2, 'name': 'Slaughterhouse', 'needs': 'Cattle Ranch', 'cost': 1000000, 'graphic' : 'bldgSlaughterhouse' , 'location': 'pasture', 'industry': 'beef', 'desc': 'Produces raw meat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Produces yarn from wool.</text:p>
          </table:table-cell>
          <table:table-cell office:value-type="string" calcext:value-type="string">
            <text:p>bldgLoom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Shearing Shed, Sawmill, Iron Roller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15] &amp; &quot;, 'name': '&quot; &amp; [.B15] &amp; &quot;', 'needs': '&quot; &amp; [.G15] &amp; &quot;', 'cost': &quot; &amp; [.H15] &amp; &quot;, 'graphic' : '&quot; &amp; [.D15] &amp; &quot;' , 'location': '&quot; &amp; [.E15] &amp; &quot;', 'industry': '&quot; &amp; [.F15] &amp; &quot;', 'desc': '&quot; &amp; [.C15] &amp; &quot;' }&quot;" office:value-type="string" office:string-value=", { 'level' : 3, 'name': 'Loom', 'needs': 'Shearing Shed, Sawmill, Iron Roller', 'cost': 10000000, 'graphic' : 'bldgLoom' , 'location': 'pasture', 'industry': 'wool', 'desc': 'Produces yarn from wool.' }" calcext:value-type="string">
            <text:p>, { 'level' : 3, 'name': 'Loom', 'needs': 'Shearing Shed, Sawmill, Iron Roller', 'cost': 10000000, 'graphic' : 'bldgLoom' , 'location': 'pasture', 'industry': 'wool', 'desc': 'Produces yarn from wool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house</text:p>
          </table:table-cell>
          <table:table-cell office:value-type="string" calcext:value-type="string">
            <text:p>Produces preserved jerky.</text:p>
          </table:table-cell>
          <table:table-cell office:value-type="string" calcext:value-type="string">
            <text:p>bldgSmokehouse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Slaughterhouse, Sawmill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16] &amp; &quot;, 'name': '&quot; &amp; [.B16] &amp; &quot;', 'needs': '&quot; &amp; [.G16] &amp; &quot;', 'cost': &quot; &amp; [.H16] &amp; &quot;, 'graphic' : '&quot; &amp; [.D16] &amp; &quot;' , 'location': '&quot; &amp; [.E16] &amp; &quot;', 'industry': '&quot; &amp; [.F16] &amp; &quot;', 'desc': '&quot; &amp; [.C16] &amp; &quot;' }&quot;" office:value-type="string" office:string-value=", { 'level' : 3, 'name': 'Smokehouse', 'needs': 'Slaughterhouse, Sawmill', 'cost': 10000000, 'graphic' : 'bldgSmokehouse' , 'location': 'pasture', 'industry': 'beef', 'desc': 'Produces preserved jerky.' }" calcext:value-type="string">
            <text:p>, { 'level' : 3, 'name': 'Smokehouse', 'needs': 'Slaughterhouse, Sawmill', 'cost': 10000000, 'graphic' : 'bldgSmokehouse' , 'location': 'pasture', 'industry': 'beef', 'desc': 'Produces preserved jerky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in Farm</text:p>
          </table:table-cell>
          <table:table-cell office:value-type="string" calcext:value-type="string">
            <text:p>Grows cereals like wheat and corn.</text:p>
          </table:table-cell>
          <table:table-cell office:value-type="string" calcext:value-type="string">
            <text:p>bldgWheatFarm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grain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17] &amp; &quot;, 'name': '&quot; &amp; [.B17] &amp; &quot;', 'needs': '&quot; &amp; [.G17] &amp; &quot;', 'cost': &quot; &amp; [.H17] &amp; &quot;, 'graphic' : '&quot; &amp; [.D17] &amp; &quot;' , 'location': '&quot; &amp; [.E17] &amp; &quot;', 'industry': '&quot; &amp; [.F17] &amp; &quot;', 'desc': '&quot; &amp; [.C17] &amp; &quot;' }&quot;" office:value-type="string" office:string-value=", { 'level' : 1, 'name': 'Grain Farm', 'needs': '', 'cost': 10000, 'graphic' : 'bldgWheatFarm' , 'location': 'prairie', 'industry': 'grain', 'desc': 'Grows cereals like wheat and corn.' }" calcext:value-type="string">
            <text:p>, { 'level' : 1, 'name': 'Grain Farm', 'needs': '', 'cost': 10000, 'graphic' : 'bldgWheatFarm' , 'location': 'prairie', 'industry': 'grain', 'desc': 'Grows cereals like wheat and corn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s Farm</text:p>
          </table:table-cell>
          <table:table-cell office:value-type="string" calcext:value-type="string">
            <text:p>Exclusively grows hops for beer.</text:p>
          </table:table-cell>
          <table:table-cell office:value-type="string" calcext:value-type="string">
            <text:p>bldgHopsFarm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hops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18] &amp; &quot;, 'name': '&quot; &amp; [.B18] &amp; &quot;', 'needs': '&quot; &amp; [.G18] &amp; &quot;', 'cost': &quot; &amp; [.H18] &amp; &quot;, 'graphic' : '&quot; &amp; [.D18] &amp; &quot;' , 'location': '&quot; &amp; [.E18] &amp; &quot;', 'industry': '&quot; &amp; [.F18] &amp; &quot;', 'desc': '&quot; &amp; [.C18] &amp; &quot;' }&quot;" office:value-type="string" office:string-value=", { 'level' : 1, 'name': 'Hops Farm', 'needs': '', 'cost': 10000, 'graphic' : 'bldgHopsFarm' , 'location': 'prairie', 'industry': 'hops', 'desc': 'Exclusively grows hops for beer.' }" calcext:value-type="string">
            <text:p>, { 'level' : 1, 'name': 'Hops Farm', 'needs': '', 'cost': 10000, 'graphic' : 'bldgHopsFarm' , 'location': 'prairie', 'industry': 'hops', 'desc': 'Exclusively grows hops for beer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Grows grapes and fruit for wine.</text:p>
          </table:table-cell>
          <table:table-cell office:value-type="string" calcext:value-type="string">
            <text:p>bldgVineyard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wine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19] &amp; &quot;, 'name': '&quot; &amp; [.B19] &amp; &quot;', 'needs': '&quot; &amp; [.G19] &amp; &quot;', 'cost': &quot; &amp; [.H19] &amp; &quot;, 'graphic' : '&quot; &amp; [.D19] &amp; &quot;' , 'location': '&quot; &amp; [.E19] &amp; &quot;', 'industry': '&quot; &amp; [.F19] &amp; &quot;', 'desc': '&quot; &amp; [.C19] &amp; &quot;' }&quot;" office:value-type="string" office:string-value=", { 'level' : 1, 'name': 'Vineyard', 'needs': '', 'cost': 10000, 'graphic' : 'bldgVineyard' , 'location': 'prairie', 'industry': 'wine', 'desc': 'Grows grapes and fruit for wine.' }" calcext:value-type="string">
            <text:p>, { 'level' : 1, 'name': 'Vineyard', 'needs': '', 'cost': 10000, 'graphic' : 'bldgVineyard' , 'location': 'prairie', 'industry': 'wine', 'desc': 'Grows grapes and fruit for wine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Grinds grains into flour.</text:p>
          </table:table-cell>
          <table:table-cell office:value-type="string" calcext:value-type="string">
            <text:p>bldgMill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ain Farm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20] &amp; &quot;, 'name': '&quot; &amp; [.B20] &amp; &quot;', 'needs': '&quot; &amp; [.G20] &amp; &quot;', 'cost': &quot; &amp; [.H20] &amp; &quot;, 'graphic' : '&quot; &amp; [.D20] &amp; &quot;' , 'location': '&quot; &amp; [.E20] &amp; &quot;', 'industry': '&quot; &amp; [.F20] &amp; &quot;', 'desc': '&quot; &amp; [.C20] &amp; &quot;' }&quot;" office:value-type="string" office:string-value=", { 'level' : 2, 'name': 'Mill', 'needs': 'Grain Farm', 'cost': 1000000, 'graphic' : 'bldgMill' , 'location': 'prairie', 'industry': 'grain', 'desc': 'Grinds grains into flour.' }" calcext:value-type="string">
            <text:p>, { 'level' : 2, 'name': 'Mill', 'needs': 'Grain Farm', 'cost': 1000000, 'graphic' : 'bldgMill' , 'location': 'prairie', 'industry': 'grain', 'desc': 'Grinds grains into flour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er Brewery</text:p>
          </table:table-cell>
          <table:table-cell office:value-type="string" calcext:value-type="string">
            <text:p>Produces long-lived alcoholic beer.</text:p>
          </table:table-cell>
          <table:table-cell office:value-type="string" calcext:value-type="string">
            <text:p>bldgBeerBrewery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Grain Farm, Hops Farm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21] &amp; &quot;, 'name': '&quot; &amp; [.B21] &amp; &quot;', 'needs': '&quot; &amp; [.G21] &amp; &quot;', 'cost': &quot; &amp; [.H21] &amp; &quot;, 'graphic' : '&quot; &amp; [.D21] &amp; &quot;' , 'location': '&quot; &amp; [.E21] &amp; &quot;', 'industry': '&quot; &amp; [.F21] &amp; &quot;', 'desc': '&quot; &amp; [.C21] &amp; &quot;' }&quot;" office:value-type="string" office:string-value=", { 'level' : 2, 'name': 'Beer Brewery', 'needs': 'Grain Farm, Hops Farm', 'cost': 1000000, 'graphic' : 'bldgBeerBrewery' , 'location': 'prairie', 'industry': 'hops', 'desc': 'Produces long-lived alcoholic beer.' }" calcext:value-type="string">
            <text:p>, { 'level' : 2, 'name': 'Beer Brewery', 'needs': 'Grain Farm, Hops Farm', 'cost': 1000000, 'graphic' : 'bldgBeerBrewery' , 'location': 'prairie', 'industry': 'hops', 'desc': 'Produces long-lived alcoholic beer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epress</text:p>
          </table:table-cell>
          <table:table-cell office:value-type="string" calcext:value-type="string">
            <text:p>Presses juice out of fruits.</text:p>
          </table:table-cell>
          <table:table-cell office:value-type="string" calcext:value-type="string">
            <text:p>bldgWinepress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Vineyard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22] &amp; &quot;, 'name': '&quot; &amp; [.B22] &amp; &quot;', 'needs': '&quot; &amp; [.G22] &amp; &quot;', 'cost': &quot; &amp; [.H22] &amp; &quot;, 'graphic' : '&quot; &amp; [.D22] &amp; &quot;' , 'location': '&quot; &amp; [.E22] &amp; &quot;', 'industry': '&quot; &amp; [.F22] &amp; &quot;', 'desc': '&quot; &amp; [.C22] &amp; &quot;' }&quot;" office:value-type="string" office:string-value=", { 'level' : 2, 'name': 'Winepress', 'needs': 'Vineyard', 'cost': 1000000, 'graphic' : 'bldgWinepress' , 'location': 'prairie', 'industry': 'wine', 'desc': 'Presses juice out of fruits.' }" calcext:value-type="string">
            <text:p>, { 'level' : 2, 'name': 'Winepress', 'needs': 'Vineyard', 'cost': 1000000, 'graphic' : 'bldgWinepress' , 'location': 'prairie', 'industry': 'wine', 'desc': 'Presses juice out of fruits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Produces baked goods from flour.</text:p>
          </table:table-cell>
          <table:table-cell office:value-type="string" calcext:value-type="string">
            <text:p>bldgBakery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Mill, Sawmill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23] &amp; &quot;, 'name': '&quot; &amp; [.B23] &amp; &quot;', 'needs': '&quot; &amp; [.G23] &amp; &quot;', 'cost': &quot; &amp; [.H23] &amp; &quot;, 'graphic' : '&quot; &amp; [.D23] &amp; &quot;' , 'location': '&quot; &amp; [.E23] &amp; &quot;', 'industry': '&quot; &amp; [.F23] &amp; &quot;', 'desc': '&quot; &amp; [.C23] &amp; &quot;' }&quot;" office:value-type="string" office:string-value=", { 'level' : 3, 'name': 'Bakery', 'needs': 'Mill, Sawmill', 'cost': 10000000, 'graphic' : 'bldgBakery' , 'location': 'prairie', 'industry': 'grain', 'desc': 'Produces baked goods from flour.' }" calcext:value-type="string">
            <text:p>, { 'level' : 3, 'name': 'Bakery', 'needs': 'Mill, Sawmill', 'cost': 10000000, 'graphic' : 'bldgBakery' , 'location': 'prairie', 'industry': 'grain', 'desc': 'Produces baked goods from flour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er Bottler</text:p>
          </table:table-cell>
          <table:table-cell office:value-type="string" calcext:value-type="string">
            <text:p>Prepares beer for trade.</text:p>
          </table:table-cell>
          <table:table-cell office:value-type="string" calcext:value-type="string">
            <text:p>bldgBeerBottler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Beer Brewery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24] &amp; &quot;, 'name': '&quot; &amp; [.B24] &amp; &quot;', 'needs': '&quot; &amp; [.G24] &amp; &quot;', 'cost': &quot; &amp; [.H24] &amp; &quot;, 'graphic' : '&quot; &amp; [.D24] &amp; &quot;' , 'location': '&quot; &amp; [.E24] &amp; &quot;', 'industry': '&quot; &amp; [.F24] &amp; &quot;', 'desc': '&quot; &amp; [.C24] &amp; &quot;' }&quot;" office:value-type="string" office:string-value=", { 'level' : 3, 'name': 'Beer Bottler', 'needs': 'Beer Brewery', 'cost': 10000000, 'graphic' : 'bldgBeerBottler' , 'location': 'prairie', 'industry': 'hops', 'desc': 'Prepares beer for trade.' }" calcext:value-type="string">
            <text:p>, { 'level' : 3, 'name': 'Beer Bottler', 'needs': 'Beer Brewery', 'cost': 10000000, 'graphic' : 'bldgBeerBottler' , 'location': 'prairie', 'industry': 'hops', 'desc': 'Prepares beer for trade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ery</text:p>
          </table:table-cell>
          <table:table-cell office:value-type="string" calcext:value-type="string">
            <text:p>Ages and bottles wine.</text:p>
          </table:table-cell>
          <table:table-cell office:value-type="string" calcext:value-type="string">
            <text:p>bldgWinery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inepress, Charcoal Kiln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25] &amp; &quot;, 'name': '&quot; &amp; [.B25] &amp; &quot;', 'needs': '&quot; &amp; [.G25] &amp; &quot;', 'cost': &quot; &amp; [.H25] &amp; &quot;, 'graphic' : '&quot; &amp; [.D25] &amp; &quot;' , 'location': '&quot; &amp; [.E25] &amp; &quot;', 'industry': '&quot; &amp; [.F25] &amp; &quot;', 'desc': '&quot; &amp; [.C25] &amp; &quot;' }&quot;" office:value-type="string" office:string-value=", { 'level' : 3, 'name': 'Winery', 'needs': 'Winepress, Charcoal Kiln', 'cost': 10000000, 'graphic' : 'bldgWinery' , 'location': 'prairie', 'industry': 'wine', 'desc': 'Ages and bottles wine.' }" calcext:value-type="string">
            <text:p>, { 'level' : 3, 'name': 'Winery', 'needs': 'Winepress, Charcoal Kiln', 'cost': 10000000, 'graphic' : 'bldgWinery' , 'location': 'prairie', 'industry': 'wine', 'desc': 'Ages and bottles wine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s</text:p>
          </table:table-cell>
          <table:table-cell office:value-type="string" calcext:value-type="string">
            <text:p>Allows catching of fish.</text:p>
          </table:table-cell>
          <table:table-cell office:value-type="string" calcext:value-type="string">
            <text:p>bldgDock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fish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26] &amp; &quot;, 'name': '&quot; &amp; [.B26] &amp; &quot;', 'needs': '&quot; &amp; [.G26] &amp; &quot;', 'cost': &quot; &amp; [.H26] &amp; &quot;, 'graphic' : '&quot; &amp; [.D26] &amp; &quot;' , 'location': '&quot; &amp; [.E26] &amp; &quot;', 'industry': '&quot; &amp; [.F26] &amp; &quot;', 'desc': '&quot; &amp; [.C26] &amp; &quot;' }&quot;" office:value-type="string" office:string-value=", { 'level' : 1, 'name': 'Docks', 'needs': '', 'cost': 10000, 'graphic' : 'bldgDock' , 'location': 'sea', 'industry': 'fish', 'desc': 'Allows catching of fish.' }" calcext:value-type="string">
            <text:p>, { 'level' : 1, 'name': 'Docks', 'needs': '', 'cost': 10000, 'graphic' : 'bldgDock' , 'location': 'sea', 'industry': 'fish', 'desc': 'Allows catching of fish.' 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tbeds</text:p>
          </table:table-cell>
          <table:table-cell office:value-type="string" calcext:value-type="string">
            <text:p>Captures seawater.</text:p>
          </table:table-cell>
          <table:table-cell office:value-type="string" calcext:value-type="string">
            <text:p>bldgSaltbed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alt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&quot;, { 'level' : &quot; &amp; [.A27] &amp; &quot;, 'name': '&quot; &amp; [.B27] &amp; &quot;', 'needs': '&quot; &amp; [.G27] &amp; &quot;', 'cost': &quot; &amp; [.H27] &amp; &quot;, 'graphic' : '&quot; &amp; [.D27] &amp; &quot;' , 'location': '&quot; &amp; [.E27] &amp; &quot;', 'industry': '&quot; &amp; [.F27] &amp; &quot;', 'desc': '&quot; &amp; [.C27] &amp; &quot;' }&quot;" office:value-type="string" office:string-value=", { 'level' : 1, 'name': 'Saltbeds', 'needs': '', 'cost': 10000, 'graphic' : 'bldgSaltbeds' , 'location': 'sea', 'industry': 'salt', 'desc': 'Captures seawater.' }" calcext:value-type="string">
            <text:p>, { 'level' : 1, 'name': 'Saltbeds', 'needs': '', 'cost': 10000, 'graphic' : 'bldgSaltbeds' , 'location': 'sea', 'industry': 'salt', 'desc': 'Captures seawater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shery</text:p>
          </table:table-cell>
          <table:table-cell office:value-type="string" calcext:value-type="string">
            <text:p>Guts and cleans fresh fish.</text:p>
          </table:table-cell>
          <table:table-cell office:value-type="string" calcext:value-type="string">
            <text:p>bldgFisher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ocks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28] &amp; &quot;, 'name': '&quot; &amp; [.B28] &amp; &quot;', 'needs': '&quot; &amp; [.G28] &amp; &quot;', 'cost': &quot; &amp; [.H28] &amp; &quot;, 'graphic' : '&quot; &amp; [.D28] &amp; &quot;' , 'location': '&quot; &amp; [.E28] &amp; &quot;', 'industry': '&quot; &amp; [.F28] &amp; &quot;', 'desc': '&quot; &amp; [.C28] &amp; &quot;' }&quot;" office:value-type="string" office:string-value=", { 'level' : 2, 'name': 'Fishery', 'needs': 'Docks', 'cost': 1000000, 'graphic' : 'bldgFishery' , 'location': 'sea', 'industry': 'fish', 'desc': 'Guts and cleans fresh fish.' }" calcext:value-type="string">
            <text:p>, { 'level' : 2, 'name': 'Fishery', 'needs': 'Docks', 'cost': 1000000, 'graphic' : 'bldgFishery' , 'location': 'sea', 'industry': 'fish', 'desc': 'Guts and cleans fresh fish.' 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tpans</text:p>
          </table:table-cell>
          <table:table-cell office:value-type="string" calcext:value-type="string">
            <text:p>Evaporates seawater.</text:p>
          </table:table-cell>
          <table:table-cell office:value-type="string" calcext:value-type="string">
            <text:p>bldgSaltpan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tbeds</text:p>
          </table:table-cell>
          <table:table-cell office:value-type="float" office:value="1000000" calcext:value-type="float">
            <text:p>1000000</text:p>
          </table:table-cell>
          <table:table-cell table:formula="of:=&quot;, { 'level' : &quot; &amp; [.A29] &amp; &quot;, 'name': '&quot; &amp; [.B29] &amp; &quot;', 'needs': '&quot; &amp; [.G29] &amp; &quot;', 'cost': &quot; &amp; [.H29] &amp; &quot;, 'graphic' : '&quot; &amp; [.D29] &amp; &quot;' , 'location': '&quot; &amp; [.E29] &amp; &quot;', 'industry': '&quot; &amp; [.F29] &amp; &quot;', 'desc': '&quot; &amp; [.C29] &amp; &quot;' }&quot;" office:value-type="string" office:string-value=", { 'level' : 2, 'name': 'Saltpans', 'needs': 'Saltbeds', 'cost': 1000000, 'graphic' : 'bldgSaltpans' , 'location': 'sea', 'industry': 'salt', 'desc': 'Evaporates seawater.' }" calcext:value-type="string">
            <text:p>, { 'level' : 2, 'name': 'Saltpans', 'needs': 'Saltbeds', 'cost': 1000000, 'graphic' : 'bldgSaltpans' , 'location': 'sea', 'industry': 'salt', 'desc': 'Evaporates seawater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nery</text:p>
          </table:table-cell>
          <table:table-cell office:value-type="string" calcext:value-type="string">
            <text:p>Produces preserved salt fish.</text:p>
          </table:table-cell>
          <table:table-cell office:value-type="string" calcext:value-type="string">
            <text:p>bldgBriner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ery, Sawmill, Saltpans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30] &amp; &quot;, 'name': '&quot; &amp; [.B30] &amp; &quot;', 'needs': '&quot; &amp; [.G30] &amp; &quot;', 'cost': &quot; &amp; [.H30] &amp; &quot;, 'graphic' : '&quot; &amp; [.D30] &amp; &quot;' , 'location': '&quot; &amp; [.E30] &amp; &quot;', 'industry': '&quot; &amp; [.F30] &amp; &quot;', 'desc': '&quot; &amp; [.C30] &amp; &quot;' }&quot;" office:value-type="string" office:string-value=", { 'level' : 3, 'name': 'Brinery', 'needs': 'Fishery, Sawmill, Saltpans', 'cost': 10000000, 'graphic' : 'bldgBrinery' , 'location': 'sea', 'industry': 'fish', 'desc': 'Produces preserved salt fish.' }" calcext:value-type="string">
            <text:p>, { 'level' : 3, 'name': 'Brinery', 'needs': 'Fishery, Sawmill, Saltpans', 'cost': 10000000, 'graphic' : 'bldgBrinery' , 'location': 'sea', 'industry': 'fish', 'desc': 'Produces preserved salt fish.' 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tern</text:p>
          </table:table-cell>
          <table:table-cell office:value-type="string" calcext:value-type="string">
            <text:p>Refines salt from seawater residue.</text:p>
          </table:table-cell>
          <table:table-cell office:value-type="string" calcext:value-type="string">
            <text:p>bldgIodin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tpans, Sawmill</text:p>
          </table:table-cell>
          <table:table-cell office:value-type="float" office:value="10000000" calcext:value-type="float">
            <text:p>10000000</text:p>
          </table:table-cell>
          <table:table-cell table:formula="of:=&quot;, { 'level' : &quot; &amp; [.A31] &amp; &quot;, 'name': '&quot; &amp; [.B31] &amp; &quot;', 'needs': '&quot; &amp; [.G31] &amp; &quot;', 'cost': &quot; &amp; [.H31] &amp; &quot;, 'graphic' : '&quot; &amp; [.D31] &amp; &quot;' , 'location': '&quot; &amp; [.E31] &amp; &quot;', 'industry': '&quot; &amp; [.F31] &amp; &quot;', 'desc': '&quot; &amp; [.C31] &amp; &quot;' }&quot;" office:value-type="string" office:string-value=", { 'level' : 3, 'name': 'Saltern', 'needs': 'Saltpans, Sawmill', 'cost': 10000000, 'graphic' : 'bldgIodiner' , 'location': 'sea', 'industry': 'salt', 'desc': 'Refines salt from seawater residue.' }" calcext:value-type="string">
            <text:p>, { 'level' : 3, 'name': 'Saltern', 'needs': 'Saltpans, Sawmill', 'cost': 10000000, 'graphic' : 'bldgIodiner' , 'location': 'sea', 'industry': 'salt', 'desc': 'Refines salt from seawater residue.' }</text:p>
          </table:table-cell>
          <table:table-cell table:number-columns-repeated="1015"/>
        </table:table-row>
      </table:table>
      <table:table table:name="ultimateItem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NeedsTex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Tab Text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>
            <text:p>Arquebus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Iron Roller, Chemist, Charcoal Kiln</text:p>
          </table:table-cell>
          <table:table-cell office:value-type="string" calcext:value-type="string">
            <text:p>Iron Roller (castings)\nChemist (potassium)\nCharcoal Kiln (forge charcoal)</text:p>
          </table:table-cell>
          <table:table-cell office:value-type="string" calcext:value-type="string">
            <text:p>&lt;b&gt;Mizak\’s Notes.&lt;/b&gt; The newest weapon on the market – makes a crossbow look tame! Just load it with this new “gunpowder” powder, aim, and shoot!</text:p>
          </table:table-cell>
          <table:table-cell office:value-type="string" calcext:value-type="string">
            <text:p>Ultimate Weapon</text:p>
          </table:table-cell>
          <table:table-cell table:formula="of:=&quot;, { 'name' : '&quot; &amp; [.A2] &amp; &quot;', 'location': '&quot; &amp; [.B2] &amp; &quot;', 'needtext' : '&quot; &amp; [.D2] &amp; &quot;', 'desc' : '&quot; &amp; [.E2] &amp; &quot;', 'needList': '&quot; &amp; [.C2] &amp; &quot;', 'tab': '&quot; &amp; [.F2] &amp; &quot;' }&quot;" office:value-type="string" office:string-value=", { 'name' : 'Arquebus', 'location': 'sword', 'needtext' : 'Iron Roller (castings)\nChemist (potassium)\nCharcoal Kiln (forge charcoal)', 'desc' : '&lt;b&gt;Mizak\’s Notes.&lt;/b&gt; The newest weapon on the market – makes a crossbow look tame! Just load it with this new “gunpowder” powder, aim, and shoot!', 'needList': 'Iron Roller, Chemist, Charcoal Kiln', 'tab': 'Ultimate Weapon' }" calcext:value-type="string">
            <text:p>, { 'name' : 'Arquebus', 'location': 'sword', 'needtext' : 'Iron Roller (castings)\nChemist (potassium)\nCharcoal Kiln (forge charcoal)', 'desc' : '&lt;b&gt;Mizak\’s Notes.&lt;/b&gt; The newest weapon on the market – makes a crossbow look tame! Just load it with this new “gunpowder” powder, aim, and shoot!', 'needList': 'Iron Roller, Chemist, Charcoal Kiln', 'tab': 'Ultimate Weapo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andin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Iron Roller, Loom, Charcoal Kiln</text:p>
          </table:table-cell>
          <table:table-cell office:value-type="string" calcext:value-type="string">
            <text:p>Iron Roller (plate)\nLoom (padding)\nCharcoal Kiln (forge charcoal)</text:p>
          </table:table-cell>
          <table:table-cell office:value-type="string" calcext:value-type="string">
            <text:p>&lt;b&gt;Mizak\’s Notes.&lt;/b&gt; Looking for armor that is strong but also light? Try the brigandine, with its thick padding with strategically placed sheets of armot stitched throughout.</text:p>
          </table:table-cell>
          <table:table-cell office:value-type="string" calcext:value-type="string">
            <text:p>Ultimate Armor</text:p>
          </table:table-cell>
          <table:table-cell table:formula="of:=&quot;, { 'name' : '&quot; &amp; [.A3] &amp; &quot;', 'location': '&quot; &amp; [.B3] &amp; &quot;', 'needtext' : '&quot; &amp; [.D3] &amp; &quot;', 'desc' : '&quot; &amp; [.E3] &amp; &quot;', 'needList': '&quot; &amp; [.C3] &amp; &quot;', 'tab': '&quot; &amp; [.F3] &amp; &quot;' }&quot;" office:value-type="string" office:string-value=", { 'name' : 'Brigandine', 'location': 'armor', 'needtext' : 'Iron Roller (plate)\nLoom (padding)\nCharcoal Kiln (forge charcoal)', 'desc' : '&lt;b&gt;Mizak\’s Notes.&lt;/b&gt; Looking for armor that is strong but also light? Try the brigandine, with its thick padding with strategically placed sheets of armot stitched throughout.', 'needList': 'Iron Roller, Loom, Charcoal Kiln', 'tab': 'Ultimate Armor' }" calcext:value-type="string">
            <text:p>, { 'name' : 'Brigandine', 'location': 'armor', 'needtext' : 'Iron Roller (plate)\nLoom (padding)\nCharcoal Kiln (forge charcoal)', 'desc' : '&lt;b&gt;Mizak\’s Notes.&lt;/b&gt; Looking for armor that is strong but also light? Try the brigandine, with its thick padding with strategically placed sheets of armot stitched throughout.', 'needList': 'Iron Roller, Loom, Charcoal Kiln', 'tab': 'Ultimate Armor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mica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mokehouse, Winepress, Sawmill</text:p>
          </table:table-cell>
          <table:table-cell office:value-type="string" calcext:value-type="string">
            <text:p>Smokehouse (jerky)\nWinepress (leftover fruit)\nSawmill (firewood)</text:p>
          </table:table-cell>
          <table:table-cell office:value-type="string" calcext:value-type="string">
            <text:p>&lt;b&gt;Mizak\’s Notes.&lt;/b&gt; The ultimate in adventuring rations! A mixture of ground jerky, dried fruit, and fat, that will literally last decades!</text:p>
          </table:table-cell>
          <table:table-cell office:value-type="string" calcext:value-type="string">
            <text:p>Ultimate Gear</text:p>
          </table:table-cell>
          <table:table-cell table:formula="of:=&quot;, { 'name' : '&quot; &amp; [.A4] &amp; &quot;', 'location': '&quot; &amp; [.B4] &amp; &quot;', 'needtext' : '&quot; &amp; [.D4] &amp; &quot;', 'desc' : '&quot; &amp; [.E4] &amp; &quot;', 'needList': '&quot; &amp; [.C4] &amp; &quot;', 'tab': '&quot; &amp; [.F4] &amp; &quot;' }&quot;" office:value-type="string" office:string-value=", { 'name' : 'Pemmican', 'location': 'shop', 'needtext' : 'Smokehouse (jerky)\nWinepress (leftover fruit)\nSawmill (firewood)', 'desc' : '&lt;b&gt;Mizak\’s Notes.&lt;/b&gt; The ultimate in adventuring rations! A mixture of ground jerky, dried fruit, and fat, that will literally last decades!', 'needList': 'Smokehouse, Winepress, Sawmill', 'tab': 'Ultimate Gear' }" calcext:value-type="string">
            <text:p>, { 'name' : 'Pemmican', 'location': 'shop', 'needtext' : 'Smokehouse (jerky)\nWinepress (leftover fruit)\nSawmill (firewood)', 'desc' : '&lt;b&gt;Mizak\’s Notes.&lt;/b&gt; The ultimate in adventuring rations! A mixture of ground jerky, dried fruit, and fat, that will literally last decades!', 'needList': 'Smokehouse, Winepress, Sawmill', 'tab': 'Ultimate Gear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ltic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Hops Farm, Loom, Saltern</text:p>
          </table:table-cell>
          <table:table-cell office:value-type="string" calcext:value-type="string">
            <text:p>Hops Farm (herbs from weeds)\nLoom (cloth bangages)\nSaltern (sea minerals)</text:p>
          </table:table-cell>
          <table:table-cell office:value-type="string" calcext:value-type="string">
            <text:p>&lt;b&gt;Mizak\’s Notes.&lt;/b&gt; Suffering from a deep sword wound? We have the answer – our temple’s special mixture of medicine bandaged over the wound. The best choice until we invent penicillin….</text:p>
          </table:table-cell>
          <table:table-cell office:value-type="string" calcext:value-type="string">
            <text:p>Ultimate Medicine</text:p>
          </table:table-cell>
          <table:table-cell table:formula="of:=&quot;, { 'name' : '&quot; &amp; [.A5] &amp; &quot;', 'location': '&quot; &amp; [.B5] &amp; &quot;', 'needtext' : '&quot; &amp; [.D5] &amp; &quot;', 'desc' : '&quot; &amp; [.E5] &amp; &quot;', 'needList': '&quot; &amp; [.C5] &amp; &quot;', 'tab': '&quot; &amp; [.F5] &amp; &quot;' }&quot;" office:value-type="string" office:string-value=", { 'name' : 'Poultice', 'location': 'temple', 'needtext' : 'Hops Farm (herbs from weeds)\nLoom (cloth bangages)\nSaltern (sea minerals)', 'desc' : '&lt;b&gt;Mizak\’s Notes.&lt;/b&gt; Suffering from a deep sword wound? We have the answer – our temple’s special mixture of medicine bandaged over the wound. The best choice until we invent penicillin….', 'needList': 'Hops Farm, Loom, Saltern', 'tab': 'Ultimate Medicine' }" calcext:value-type="string">
            <text:p>, { 'name' : 'Poultice', 'location': 'temple', 'needtext' : 'Hops Farm (herbs from weeds)\nLoom (cloth bangages)\nSaltern (sea minerals)', 'desc' : '&lt;b&gt;Mizak\’s Notes.&lt;/b&gt; Suffering from a deep sword wound? We have the answer – our temple’s special mixture of medicine bandaged over the wound. The best choice until we invent penicillin….', 'needList': 'Hops Farm, Loom, Saltern', 'tab': 'Ultimate Medicine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 Velvet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Beer Brewery, Winery, Bakery</text:p>
          </table:table-cell>
          <table:table-cell office:value-type="string" calcext:value-type="string">
            <text:p>Beer Brewery (stout)\nWinery (champagne)\nBakery (pretzels…)</text:p>
          </table:table-cell>
          <table:table-cell office:value-type="string" calcext:value-type="string">
            <text:p>&lt;b&gt;Mizak\’s Notes.&lt;/b&gt; Fancy! A beer cocktail that uses the darkest stout and the bubbliest champagne. A great mixture of flavor that goes straight to your head.</text:p>
          </table:table-cell>
          <table:table-cell office:value-type="string" calcext:value-type="string">
            <text:p>Ultimate Refreshment</text:p>
          </table:table-cell>
          <table:table-cell table:formula="of:=&quot;, { 'name' : '&quot; &amp; [.A6] &amp; &quot;', 'location': '&quot; &amp; [.B6] &amp; &quot;', 'needtext' : '&quot; &amp; [.D6] &amp; &quot;', 'desc' : '&quot; &amp; [.E6] &amp; &quot;', 'needList': '&quot; &amp; [.C6] &amp; &quot;', 'tab': '&quot; &amp; [.F6] &amp; &quot;' }&quot;" office:value-type="string" office:string-value=", { 'name' : 'Black Velvet', 'location': 'tavern', 'needtext' : 'Beer Brewery (stout)\nWinery (champagne)\nBakery (pretzels…)', 'desc' : '&lt;b&gt;Mizak\’s Notes.&lt;/b&gt; Fancy! A beer cocktail that uses the darkest stout and the bubbliest champagne. A great mixture of flavor that goes straight to your head.', 'needList': 'Beer Brewery, Winery, Bakery', 'tab': 'Ultimate Refreshment' }" calcext:value-type="string">
            <text:p>, { 'name' : 'Black Velvet', 'location': 'tavern', 'needtext' : 'Beer Brewery (stout)\nWinery (champagne)\nBakery (pretzels…)', 'desc' : '&lt;b&gt;Mizak\’s Notes.&lt;/b&gt; Fancy! A beer cocktail that uses the darkest stout and the bubbliest champagne. A great mixture of flavor that goes straight to your head.', 'needList': 'Beer Brewery, Winery, Bakery', 'tab': 'Ultimate Refreshment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dello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Shearing Shed, Winery, Docks</text:p>
          </table:table-cell>
          <table:table-cell office:value-type="string" calcext:value-type="string">
            <text:p>Shearing Shed (sheepskins)\nWinery (booze)\nDocks (employees…)</text:p>
          </table:table-cell>
          <table:table-cell table:style-name="ce4" office:value-type="string" calcext:value-type="string">
            <text:p>&lt;b&gt;Mizak\’s Notes.&lt;/b&gt; Why should I be ashamed? It’s the world’s oldest profession, and we need to accommodate our brave adventurers! I’m not sexist – we’ll hire both men and women! And don’t worry! I’ll only hire from out of town, and we’ll make everyone use protection!</text:p>
          </table:table-cell>
          <table:table-cell table:style-name="ce4" office:value-type="string" calcext:value-type="string">
            <text:p>Ultimate Inn Upgrade</text:p>
          </table:table-cell>
          <table:table-cell table:formula="of:=&quot;, { 'name' : '&quot; &amp; [.A7] &amp; &quot;', 'location': '&quot; &amp; [.B7] &amp; &quot;', 'needtext' : '&quot; &amp; [.D7] &amp; &quot;', 'desc' : '&quot; &amp; [.E7] &amp; &quot;', 'needList': '&quot; &amp; [.C7] &amp; &quot;', 'tab': '&quot; &amp; [.F7] &amp; &quot;' }&quot;" office:value-type="string" office:string-value=", { 'name' : 'Bordello', 'location': 'inn', 'needtext' : 'Shearing Shed (sheepskins)\nWinery (booze)\nDocks (employees…)', 'desc' : '&lt;b&gt;Mizak\’s Notes.&lt;/b&gt; Why should I be ashamed? It’s the world’s oldest profession, and we need to accommodate our brave adventurers! I’m not sexist – we’ll hire both men and women! And don’t worry! I’ll only hire from out of town, and we’ll make everyone use protection!', 'needList': 'Shearing Shed, Winery, Docks', 'tab': 'Ultimate Inn Upgrade' }" calcext:value-type="string">
            <text:p>, { 'name' : 'Bordello', 'location': 'inn', 'needtext' : 'Shearing Shed (sheepskins)\nWinery (booze)\nDocks (employees…)', 'desc' : '&lt;b&gt;Mizak\’s Notes.&lt;/b&gt; Why should I be ashamed? It’s the world’s oldest profession, and we need to accommodate our brave adventurers! I’m not sexist – we’ll hire both men and women! And don’t worry! I’ll only hire from out of town, and we’ll make everyone use protection!', 'needList': 'Shearing Shed, Winery, Docks', 'tab': 'Ultimate Inn Upgrade' }</text:p>
          </table:table-cell>
          <table:table-cell table:number-columns-repeated="1017"/>
        </table:table-row>
      </table:table>
      <table:table table:name="items" table:style-name="ta1">
        <table:table-column table:style-name="co1" table:number-columns-repeated="13" table:default-cell-style-name="Default"/>
        <table:table-column table:style-name="co13" table:default-cell-style-name="ce5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(level corresponds to array location – 1</text:p>
          </table:table-cell>
          <table:table-cell table:style-name="ce1" table:number-columns-repeated="11"/>
          <table:table-cell table:style-name="ce1" office:value-type="string" calcext:value-type="string">
            <text:p>Cod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atchet</text:p>
          </table:table-cell>
          <table:table-cell office:value-type="string" calcext:value-type="string">
            <text:p>morningstar</text:p>
          </table:table-cell>
          <table:table-cell office:value-type="string" calcext:value-type="string">
            <text:p>shortsword</text:p>
          </table:table-cell>
          <table:table-cell office:value-type="string" calcext:value-type="string">
            <text:p>shortbow</text:p>
          </table:table-cell>
          <table:table-cell office:value-type="string" calcext:value-type="string">
            <text:p>longsword</text:p>
          </table:table-cell>
          <table:table-cell office:value-type="string" calcext:value-type="string">
            <text:p>longbow</text:p>
          </table:table-cell>
          <table:table-cell office:value-type="string" calcext:value-type="string">
            <text:p>battleaxe</text:p>
          </table:table-cell>
          <table:table-cell office:value-type="string" calcext:value-type="string">
            <text:p>broadsword</text:p>
          </table:table-cell>
          <table:table-cell office:value-type="string" calcext:value-type="string">
            <text:p>falchion</text:p>
          </table:table-cell>
          <table:table-cell office:value-type="string" calcext:value-type="string">
            <text:p>crossbow</text:p>
          </table:table-cell>
          <table:table-cell table:formula="of:=&quot;, {'category' : '&quot; &amp; [.A2] &amp; &quot;', 'list': '&quot; &amp; [.B2] &amp; &quot;, &quot; &amp; [.C2] &amp; &quot;, &quot; &amp; [.D2] &amp; &quot;, &quot; &amp; [.E2] &amp; &quot;, &quot; &amp; [.F2] &amp; &quot;, &quot; &amp; [.G2] &amp; &quot;, &quot; &amp; [.H2] &amp; &quot;, &quot; &amp; [.I2] &amp; &quot;, &quot; &amp; [.J2] &amp; &quot;, &quot; &amp; [.K2] &amp; &quot;, &quot; &amp; [.L2] &amp; &quot;, &quot; &amp; [.M2] &amp; &quot;' }&quot;" office:value-type="string" office:string-value=", {'category' : 'sword', 'list': 'club, knife, hatchet, morningstar, shortsword, shortbow, longsword, longbow, battleaxe, broadsword, falchion, crossbow' }" calcext:value-type="string">
            <text:p>, {'category' : 'sword', 'list': 'club, knife, hatchet, morningstar, shortsword, shortbow, longsword, longbow, battleaxe, broadsword, falchion, crossbow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leather armon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short hauberk</text:p>
          </table:table-cell>
          <table:table-cell office:value-type="string" calcext:value-type="string">
            <text:p>roundshield</text:p>
          </table:table-cell>
          <table:table-cell office:value-type="string" calcext:value-type="string">
            <text:p>long hauberk</text:p>
          </table:table-cell>
          <table:table-cell office:value-type="string" calcext:value-type="string">
            <text:p>kite shield</text:p>
          </table:table-cell>
          <table:table-cell office:value-type="string" calcext:value-type="string">
            <text:p>lamellar</text:p>
          </table:table-cell>
          <table:table-cell office:value-type="string" calcext:value-type="string">
            <text:p>scale armor</text:p>
          </table:table-cell>
          <table:table-cell office:value-type="string" calcext:value-type="string">
            <text:p>partial plate</text:p>
          </table:table-cell>
          <table:table-cell office:value-type="string" calcext:value-type="string">
            <text:p>pavise</text:p>
          </table:table-cell>
          <table:table-cell office:value-type="string" calcext:value-type="string">
            <text:p>full plate</text:p>
          </table:table-cell>
          <table:table-cell office:value-type="string" calcext:value-type="string">
            <text:p>cuirass</text:p>
          </table:table-cell>
          <table:table-cell table:formula="of:=&quot;, {'category' : '&quot; &amp; [.A3] &amp; &quot;', 'list': '&quot; &amp; [.B3] &amp; &quot;, &quot; &amp; [.C3] &amp; &quot;, &quot; &amp; [.D3] &amp; &quot;, &quot; &amp; [.E3] &amp; &quot;, &quot; &amp; [.F3] &amp; &quot;, &quot; &amp; [.G3] &amp; &quot;, &quot; &amp; [.H3] &amp; &quot;, &quot; &amp; [.I3] &amp; &quot;, &quot; &amp; [.J3] &amp; &quot;, &quot; &amp; [.K3] &amp; &quot;, &quot; &amp; [.L3] &amp; &quot;, &quot; &amp; [.M3] &amp; &quot;' }&quot;" office:value-type="string" office:string-value=", {'category' : 'armor', 'list': 'leather armon, buckler, short hauberk, roundshield, long hauberk, kite shield, lamellar, scale armor, partial plate, pavise, full plate, cuirass' }" calcext:value-type="string">
            <text:p>, {'category' : 'armor', 'list': 'leather armon, buckler, short hauberk, roundshield, long hauberk, kite shield, lamellar, scale armor, partial plate, pavise, full plate, cuirass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knapsack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dried fruit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jerky</text:p>
          </table:table-cell>
          <table:table-cell office:value-type="string" calcext:value-type="string">
            <text:p>waterproof poncho</text:p>
          </table:table-cell>
          <table:table-cell office:value-type="string" calcext:value-type="string">
            <text:p>cuttlefish</text:p>
          </table:table-cell>
          <table:table-cell office:value-type="string" calcext:value-type="string">
            <text:p>waterproof jersey</text:p>
          </table:table-cell>
          <table:table-cell office:value-type="string" calcext:value-type="string">
            <text:p>portable stove</text:p>
          </table:table-cell>
          <table:table-cell table:formula="of:=&quot;, {'category' : '&quot; &amp; [.A4] &amp; &quot;', 'list': '&quot; &amp; [.B4] &amp; &quot;, &quot; &amp; [.C4] &amp; &quot;, &quot; &amp; [.D4] &amp; &quot;, &quot; &amp; [.E4] &amp; &quot;, &quot; &amp; [.F4] &amp; &quot;, &quot; &amp; [.G4] &amp; &quot;, &quot; &amp; [.H4] &amp; &quot;, &quot; &amp; [.I4] &amp; &quot;, &quot; &amp; [.J4] &amp; &quot;, &quot; &amp; [.K4] &amp; &quot;, &quot; &amp; [.L4] &amp; &quot;, &quot; &amp; [.M4] &amp; &quot;' }&quot;" office:value-type="string" office:string-value=", {'category' : 'shop', 'list': 'knapsack, tent, flint, dried fruit, canteen, boots, cloak, jerky, waterproof poncho, cuttlefish, waterproof jersey, portable stove' }" calcext:value-type="string">
            <text:p>, {'category' : 'shop', 'list': 'knapsack, tent, flint, dried fruit, canteen, boots, cloak, jerky, waterproof poncho, cuttlefish, waterproof jersey, portable stove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chicken soup</text:p>
          </table:table-cell>
          <table:table-cell office:value-type="string" calcext:value-type="string">
            <text:p>bandages</text:p>
          </table:table-cell>
          <table:table-cell office:value-type="string" calcext:value-type="string">
            <text:p>splint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crutches</text:p>
          </table:table-cell>
          <table:table-cell office:value-type="string" calcext:value-type="string">
            <text:p>leeches</text:p>
          </table:table-cell>
          <table:table-cell office:value-type="string" calcext:value-type="string">
            <text:p>tincture</text:p>
          </table:table-cell>
          <table:table-cell office:value-type="string" calcext:value-type="string">
            <text:p>bloodletting</text:p>
          </table:table-cell>
          <table:table-cell office:value-type="string" calcext:value-type="string">
            <text:p>mineral salt</text:p>
          </table:table-cell>
          <table:table-cell office:value-type="string" calcext:value-type="string">
            <text:p>scalpel</text:p>
          </table:table-cell>
          <table:table-cell office:value-type="string" calcext:value-type="string">
            <text:p>elixir</text:p>
          </table:table-cell>
          <table:table-cell table:formula="of:=&quot;, {'category' : '&quot; &amp; [.A5] &amp; &quot;', 'list': '&quot; &amp; [.B5] &amp; &quot;, &quot; &amp; [.C5] &amp; &quot;, &quot; &amp; [.D5] &amp; &quot;, &quot; &amp; [.E5] &amp; &quot;, &quot; &amp; [.F5] &amp; &quot;, &quot; &amp; [.G5] &amp; &quot;, &quot; &amp; [.H5] &amp; &quot;, &quot; &amp; [.I5] &amp; &quot;, &quot; &amp; [.J5] &amp; &quot;, &quot; &amp; [.K5] &amp; &quot;, &quot; &amp; [.L5] &amp; &quot;, &quot; &amp; [.M5] &amp; &quot;' }&quot;" office:value-type="string" office:string-value=", {'category' : 'temple', 'list': 'chicken soup, bandages, splints, herbs, iodine, crutches, leeches, tincture, bloodletting, mineral salt, scalpel, elixir' }" calcext:value-type="string">
            <text:p>, {'category' : 'temple', 'list': 'chicken soup, bandages, splints, herbs, iodine, crutches, leeches, tincture, bloodletting, mineral salt, scalpel, elixir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ried chicken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fish and chips</text:p>
          </table:table-cell>
          <table:table-cell office:value-type="string" calcext:value-type="string">
            <text:p>pork chops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caviar</text:p>
          </table:table-cell>
          <table:table-cell office:value-type="string" calcext:value-type="string">
            <text:p>champagne</text:p>
          </table:table-cell>
          <table:table-cell table:formula="of:=&quot;, {'category' : '&quot; &amp; [.A6] &amp; &quot;', 'list': '&quot; &amp; [.B6] &amp; &quot;, &quot; &amp; [.C6] &amp; &quot;, &quot; &amp; [.D6] &amp; &quot;, &quot; &amp; [.E6] &amp; &quot;, &quot; &amp; [.F6] &amp; &quot;, &quot; &amp; [.G6] &amp; &quot;, &quot; &amp; [.H6] &amp; &quot;, &quot; &amp; [.I6] &amp; &quot;, &quot; &amp; [.J6] &amp; &quot;, &quot; &amp; [.K6] &amp; &quot;, &quot; &amp; [.L6] &amp; &quot;, &quot; &amp; [.M6] &amp; &quot;' }&quot;" office:value-type="string" office:string-value=", {'category' : 'tavern', 'list': 'bread, cheese, stew, ale, coffee, fried chicken, whiskey, fish and chips, pork chops, steak, caviar, champagne' }" calcext:value-type="string">
            <text:p>, {'category' : 'tavern', 'list': 'bread, cheese, stew, ale, coffee, fried chicken, whiskey, fish and chips, pork chops, steak, caviar, champagne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blankets</text:p>
          </table:table-cell>
          <table:table-cell office:value-type="string" calcext:value-type="string">
            <text:p>pillows</text:p>
          </table:table-cell>
          <table:table-cell office:value-type="string" calcext:value-type="string">
            <text:p>bunkbeds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singles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catering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hot baths</text:p>
          </table:table-cell>
          <table:table-cell office:value-type="string" calcext:value-type="string">
            <text:p>room service</text:p>
          </table:table-cell>
          <table:table-cell office:value-type="string" calcext:value-type="string">
            <text:p>hot tub</text:p>
          </table:table-cell>
          <table:table-cell table:formula="of:=&quot;, {'category' : '&quot; &amp; [.A7] &amp; &quot;', 'list': '&quot; &amp; [.B7] &amp; &quot;, &quot; &amp; [.C7] &amp; &quot;, &quot; &amp; [.D7] &amp; &quot;, &quot; &amp; [.E7] &amp; &quot;, &quot; &amp; [.F7] &amp; &quot;, &quot; &amp; [.G7] &amp; &quot;, &quot; &amp; [.H7] &amp; &quot;, &quot; &amp; [.I7] &amp; &quot;, &quot; &amp; [.J7] &amp; &quot;, &quot; &amp; [.K7] &amp; &quot;, &quot; &amp; [.L7] &amp; &quot;, &quot; &amp; [.M7] &amp; &quot;' }&quot;" office:value-type="string" office:string-value=", {'category' : 'inn', 'list': 'straw, blankets, pillows, bunkbeds, stable, singles, showers, catering, groom, hot baths, room service, hot tub' }" calcext:value-type="string">
            <text:p>, {'category' : 'inn', 'list': 'straw, blankets, pillows, bunkbeds, stable, singles, showers, catering, groom, hot baths, room service, hot tub' }</text:p>
          </table:table-cell>
          <table:table-cell table:number-columns-repeated="1010"/>
        </table:table-row>
      </table:table>
      <table:table table:name="shops" table:style-name="ta1">
        <table:table-column table:style-name="co1" table:number-columns-repeated="3" table:default-cell-style-name="Default"/>
        <table:table-column table:style-name="co13" table:default-cell-style-name="ce5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graphic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lissetteFull</text:p>
          </table:table-cell>
          <table:table-cell office:value-type="string" calcext:value-type="string">
            <text:p>Level up your tavern to give adventurers more experience when they fight.</text:p>
          </table:table-cell>
          <table:table-cell table:formula="of:=&quot;, { 'name': '&quot;&amp;[.A2]&amp;&quot;', 'graphic': '&quot;&amp;[.B2]&amp;&quot;', 'text': '&quot;&amp;[.C2]&amp;&quot;' }&quot;" office:value-type="string" office:string-value=", { 'name': 'tavern', 'graphic': 'lissetteFull', 'text': 'Level up your tavern to give adventurers more experience when they fight.' }" calcext:value-type="string">
            <text:p>, { 'name': 'tavern', 'graphic': 'lissetteFull', 'text': 'Level up your tavern to give adventurers more experience when they fight.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clavoFull</text:p>
          </table:table-cell>
          <table:table-cell office:value-type="string" calcext:value-type="string">
            <text:p>Level up your inn to allow more adventurers to stay in town.</text:p>
          </table:table-cell>
          <table:table-cell table:formula="of:=&quot;, { 'name': '&quot;&amp;[.A3]&amp;&quot;', 'graphic': '&quot;&amp;[.B3]&amp;&quot;', 'text': '&quot;&amp;[.C3]&amp;&quot;' }&quot;" office:value-type="string" office:string-value=", { 'name': 'inn', 'graphic': 'clavoFull', 'text': 'Level up your inn to allow more adventurers to stay in town.' }" calcext:value-type="string">
            <text:p>, { 'name': 'inn', 'graphic': 'clavoFull', 'text': 'Level up your inn to allow more adventurers to stay in town.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jera</text:p>
          </table:table-cell>
          <table:table-cell office:value-type="string" calcext:value-type="string">
            <text:p>Level up your temple to charge adventurers more for healing. Watch out - <text:s/>if they can't afford to heal, they might die!</text:p>
          </table:table-cell>
          <table:table-cell table:formula="of:=&quot;, { 'name': '&quot;&amp;[.A4]&amp;&quot;', 'graphic': '&quot;&amp;[.B4]&amp;&quot;', 'text': '&quot;&amp;[.C4]&amp;&quot;' }&quot;" office:value-type="string" office:string-value=", { 'name': 'temple', 'graphic': 'jera', 'text': 'Level up your temple to charge adventurers more for healing. Watch out -  if they can't afford to heal, they might die!' }" calcext:value-type="string">
            <text:p>, { 'name': 'temple', 'graphic': 'jera', 'text': 'Level up your temple to charge adventurers more for healing. Watch out - <text:s/>if they can't afford to heal, they might die!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emshop</text:p>
          </table:table-cell>
          <table:table-cell office:value-type="string" calcext:value-type="string">
            <text:p>mizakFull</text:p>
          </table:table-cell>
          <table:table-cell office:value-type="string" calcext:value-type="string">
            <text:p>Level up your item shop to give adventurers more money when they fight.</text:p>
          </table:table-cell>
          <table:table-cell table:formula="of:=&quot;, { 'name': '&quot;&amp;[.A5]&amp;&quot;', 'graphic': '&quot;&amp;[.B5]&amp;&quot;', 'text': '&quot;&amp;[.C5]&amp;&quot;' }&quot;" office:value-type="string" office:string-value=", { 'name': 'itemshop', 'graphic': 'mizakFull', 'text': 'Level up your item shop to give adventurers more money when they fight.' }" calcext:value-type="string">
            <text:p>, { 'name': 'itemshop', 'graphic': 'mizakFull', 'text': 'Level up your item shop to give adventurers more money when they fight.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lemelFull</text:p>
          </table:table-cell>
          <table:table-cell office:value-type="string" calcext:value-type="string">
            <text:p>When you level up weapons, you increase possible HP loss per battle (a random roll). When you level up armor, you decrease HP damage taken every battle.</text:p>
          </table:table-cell>
          <table:table-cell table:formula="of:=&quot;, { 'name': '&quot;&amp;[.A6]&amp;&quot;', 'graphic': '&quot;&amp;[.B6]&amp;&quot;', 'text': '&quot;&amp;[.C6]&amp;&quot;' }&quot;" office:value-type="string" office:string-value=", { 'name': 'blacksmith', 'graphic': 'lemelFull', 'text': 'When you level up weapons, you increase possible HP loss per battle (a random roll). When you level up armor, you decrease HP damage taken every battle.' }" calcext:value-type="string">
            <text:p>, { 'name': 'blacksmith', 'graphic': 'lemelFull', 'text': 'When you level up weapons, you increase possible HP loss per battle (a random roll). When you level up armor, you decrease HP damage taken every battle.' }</text:p>
          </table:table-cell>
          <table:table-cell table:number-columns-repeated="1010"/>
        </table:table-row>
      </table:table>
      <table:table table:name="shopButtons" table:style-name="ta1"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goodsText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labelText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Maximum Adventurers</text:p>
          </table:table-cell>
          <table:table-cell table:formula="of:=&quot;, { 'shopName': '&quot; &amp; [.A2] &amp; &quot;', 'goodsText': '&quot; &amp; [.B2] &amp; &quot;', 'tag': '&quot; &amp; [.C2] &amp; &quot;', 'labelText': '&quot; &amp; [.D2] &amp; &quot;' }&quot;" office:value-type="string" office:string-value=", { 'shopName': 'inn', 'goodsText': 'Amenities', 'tag': 'inn', 'labelText': 'Maximum Adventurers' }" calcext:value-type="string">
            <text:p>, { 'shopName': 'inn', 'goodsText': 'Amenities', 'tag': 'inn', 'labelText': 'Maximum Adventurers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Food and Drink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Extra Experience Roll</text:p>
          </table:table-cell>
          <table:table-cell table:formula="of:=&quot;, { 'shopName': '&quot; &amp; [.A3] &amp; &quot;', 'goodsText': '&quot; &amp; [.B3] &amp; &quot;', 'tag': '&quot; &amp; [.C3] &amp; &quot;', 'labelText': '&quot; &amp; [.D3] &amp; &quot;' }&quot;" office:value-type="string" office:string-value=", { 'shopName': 'tavern', 'goodsText': 'Food and Drink', 'tag': 'tavern', 'labelText': 'Extra Experience Roll' }" calcext:value-type="string">
            <text:p>, { 'shopName': 'tavern', 'goodsText': 'Food and Drink', 'tag': 'tavern', 'labelText': 'Extra Experience Roll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shop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Extra Money Roll</text:p>
          </table:table-cell>
          <table:table-cell table:formula="of:=&quot;, { 'shopName': '&quot; &amp; [.A4] &amp; &quot;', 'goodsText': '&quot; &amp; [.B4] &amp; &quot;', 'tag': '&quot; &amp; [.C4] &amp; &quot;', 'labelText': '&quot; &amp; [.D4] &amp; &quot;' }&quot;" office:value-type="string" office:string-value=", { 'shopName': 'itemshop', 'goodsText': 'Items', 'tag': 'shop', 'labelText': 'Extra Money Roll' }" calcext:value-type="string">
            <text:p>, { 'shopName': 'itemshop', 'goodsText': 'Items', 'tag': 'shop', 'labelText': 'Extra Money Roll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Cost to Heal 1 HP</text:p>
          </table:table-cell>
          <table:table-cell table:formula="of:=&quot;, { 'shopName': '&quot; &amp; [.A5] &amp; &quot;', 'goodsText': '&quot; &amp; [.B5] &amp; &quot;', 'tag': '&quot; &amp; [.C5] &amp; &quot;', 'labelText': '&quot; &amp; [.D5] &amp; &quot;' }&quot;" office:value-type="string" office:string-value=", { 'shopName': 'temple', 'goodsText': 'Medicine', 'tag': 'temple', 'labelText': 'Cost to Heal 1 HP' }" calcext:value-type="string">
            <text:p>, { 'shopName': 'temple', 'goodsText': 'Medicine', 'tag': 'temple', 'labelText': 'Cost to Heal 1 HP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P Loss Roll</text:p>
          </table:table-cell>
          <table:table-cell table:formula="of:=&quot;, { 'shopName': '&quot; &amp; [.A6] &amp; &quot;', 'goodsText': '&quot; &amp; [.B6] &amp; &quot;', 'tag': '&quot; &amp; [.C6] &amp; &quot;', 'labelText': '&quot; &amp; [.D6] &amp; &quot;' }&quot;" office:value-type="string" office:string-value=", { 'shopName': 'blacksmith', 'goodsText': 'Weapons', 'tag': 'sword', 'labelText': 'HP Loss Roll' }" calcext:value-type="string">
            <text:p>, { 'shopName': 'blacksmith', 'goodsText': 'Weapons', 'tag': 'sword', 'labelText': 'HP Loss Roll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P Loss %</text:p>
          </table:table-cell>
          <table:table-cell table:formula="of:=&quot;, { 'shopName': '&quot; &amp; [.A7] &amp; &quot;', 'goodsText': '&quot; &amp; [.B7] &amp; &quot;', 'tag': '&quot; &amp; [.C7] &amp; &quot;', 'labelText': '&quot; &amp; [.D7] &amp; &quot;' }&quot;" office:value-type="string" office:string-value=", { 'shopName': 'blacksmith', 'goodsText': 'Armor', 'tag': 'armor', 'labelText': 'HP Loss %' }" calcext:value-type="string">
            <text:p>, { 'shopName': 'blacksmith', 'goodsText': 'Armor', 'tag': 'armor', 'labelText': 'HP Loss %' }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3" table:target-range-address="buildings.A1:buildings.I31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57:41.107024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2:01:14.973212807</meta:creation-date>
    <dc:date>2016-12-06T15:27:23.493095431</dc:date>
    <meta:editing-duration>PT23H32M13S</meta:editing-duration>
    <meta:editing-cycles>159</meta:editing-cycles>
    <meta:generator>LibreOffice/5.1.4.2$Linux_X86_64 LibreOffice_project/10m0$Build-2</meta:generator>
    <meta:document-statistic meta:table-count="8" meta:cell-count="667" meta:object-count="0"/>
  </office:meta>
</office:document-meta>
</file>